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KT-IRSENSE v3 User Manual</text:p>
      <text:p text:style-name="Standard"/>
      <text:p text:style-name="Standard">Operation</text:p>
      <text:p text:style-name="Standard"/>
      <text:p text:style-name="Standard">The CKT-IRSENSE is an inexpensive infrared proximity sensor, designed primarily for model railroad use. <text:s/>At the top of the device are two small lenses - one emits a series of infrared pulses, which are then reflected by objects into the other lens, a receiver. <text:s/>By measuring the intensity of the returned pulses, the sensor can detect the presence and distance to an object.</text:p>
      <text:p text:style-name="Standard"/>
      <text:p text:style-name="Standard"/>
      <text:p text:style-name="Standard"/>
      <text:p text:style-name="Standard">Mechanical Installation</text:p>
      <text:p text:style-name="Standard"/>
      <text:p text:style-name="Standard">The detector is designed to be installed up through the benchwork in a 3/8 inch (10 mm) hole. <text:s/>To install in existing track, first drill a 1/16” pilot hole between the ties. <text:s/>Then, from the bottom, drill a 3/8” hole up toward the track, using the pilot hole you just drilled as a guide. <text:s/>Work slowly and be very careful to not damage the ties. <text:s/>Once installed, be sure that both lenses are clear to shine up between any ties or ballast.</text:p>
      <text:p text:style-name="Standard"/>
      <text:p text:style-name="Standard">The module is not naturally water resistant, so be careful when ballasting. <text:s/>Some amount of water resistance can be added by coating everything (other than the lenses) with liquid electrical tape or similar sealant. <text:s/>Be very careful not to cloud or cover the detector lenses.</text:p>
      <text:p text:style-name="Standard"/>
      <text:p text:style-name="Standard">The sensor can be secured in the hole using a variety of methods such as hot glue or a bracket. <text:s/>See the Iowa Scaled Engineering website for more details and some example mounting methods.</text:p>
      <text:p text:style-name="Standard"/>
      <text:p text:style-name="Standard">Electrical Connections</text:p>
      <text:p text:style-name="Standard"/>
      <text:p text:style-name="Standard">The CKT-IRSENSE needs 5-18 volts of clean direct current (DC) power to operate. <text:s/>Noisy power supplies may cause issues with detection, and supply voltages exceeding 20VDC may damage the device. <text:s/>The red wire should be connected to the positive side of the power supply and the black lead to the negative.</text:p>
      <text:p text:style-name="Standard"/>
      <text:p text:style-name="Standard">Two outputs are provided, both of which are “open drain” (otherwise known as “open collector”). <text:s/>This means that they act like a switch to the ground / negative lead. <text:s/>When an output is “active”, it will conduct current to ground. <text:s/>When an output is “inactive”, it will act like an open circuit and not pass current at all. <text:s/>Each output line can handle a maximum of 0.25 amps, and should be exposed to no more than a 40VDC supply.</text:p>
      <text:p text:style-name="Standard"/>
      <text:p text:style-name="Standard">&lt;FIXME: <text:s/>diagram showing LED connection&gt;</text:p>
      <text:p text:style-name="Standard"/>
      <text:p text:style-name="Standard">If a logic level output is desired, use a 4.7k-10k ohm resistor to connect the output to the positive supply.</text:p>
      <text:p text:style-name="Standard"/>
      <text:p text:style-name="Standard">The white output is active when the sensor is detecting an object. <text:s/>The blue output is active when the sensor is not detecting an object.</text:p>
      <text:p text:style-name="Standard"/>
      <text:p text:style-name="Standard">Changing the Detection Range</text:p>
      <text:p text:style-name="Standard"/>
      <text:p text:style-name="Standard"><text:soft-page-break/>The CKT-IRSENSE is pre-calibrated to a typical detection range and needs no user adjustment for most applications. </text:p>
      <text:p text:style-name="Standard"/>
      <text:p text:style-name="Standard">However, we've left the option to select other detection ranges for special use cases. <text:s/>By </text:p>
      <text:p text:style-name="Standard"/>
      <text:p text:style-name="Standard">Suggested Uses</text:p>
      <text:p text:style-name="Standard"/>
      <text:p text:style-name="Standard">- Trigger a sound event using a CKT-SQUEAL sound player</text:p>
      <text:p text:style-name="Standard">-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1:36:08.447987736</meta:creation-date>
    <dc:date>2014-07-27T15:29:12</dc:date>
    <meta:editing-duration>PT55M24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2" meta:paragraph-count="19" meta:word-count="462" meta:character-count="2678" meta:non-whitespace-character-count="2214"/>
  </office:meta>
</office:document-meta>
</file>